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margin-top="0cm" fo:margin-bottom="0cm" loext:contextual-spacing="false" fo:line-height="100%"/>
      <style:text-properties officeooo:paragraph-rsid="001825e6"/>
    </style:style>
    <style:style style:name="P2" style:family="paragraph" style:parent-style-name="Standard" style:list-style-name="L2">
      <style:paragraph-properties fo:margin-top="0cm" fo:margin-bottom="0cm" loext:contextual-spacing="false" fo:line-height="100%"/>
      <style:text-properties officeooo:rsid="001825e6" officeooo:paragraph-rsid="001825e6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officeooo:rsid="001825e6"/>
    </style:style>
    <style:style style:name="T3" style:family="text">
      <style:text-properties style:font-name="Calibri" fo:font-size="12pt"/>
    </style:style>
    <style:style style:name="T4" style:family="text">
      <style:text-properties officeooo:rsid="001825e6"/>
    </style:style>
    <style:style style:name="T5" style:family="text">
      <style:text-properties fo:font-weight="bold" officeooo:rsid="001825e6" style:font-weight-asian="bold" style:font-weight-complex="bold"/>
    </style:style>
    <style:style style:name="T6" style:family="text">
      <style:text-properties fo:color="#000000" style:font-name="Calibri" fo:font-size="12pt"/>
    </style:style>
    <style:style style:name="T7" style:family="text">
      <style:text-properties fo:color="#000000" style:font-name="Calibri" fo:font-size="12pt" officeooo:rsid="001825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4246720555" text:style-name="L2">
        <text:list-item>
          <text:p text:style-name="P1"><text:span text:style-name="T5">What is synergy?</text:span><text:span text:style-name="T4"> </text:span></text:p>
          <text:list>
            <text:list-item>
              <text:p text:style-name="P1"><text:span text:style-name="T4">Nadine: </text:span>A technical question at the end: I am currently looking into causal decoupling and downward causation again to calculate them in the simulations, and realized that causal decoupling actually is the top term of the lattice ({12}--&gt;{12}). Synergy would be all terms marked in red in the left picture enclosed in this mail, and so we would simply subtract {12}--&gt;{12} from synergy to get downward causation, right?</text:p>
            </text:list-item>
            <text:list-item>
              <text:p text:style-name="P1"><text:span text:style-name="T2">Adam: </text:span><text:span text:style-name="T1">No, also contained in synergy is upward causation, see pgs 3 and 4 of this paper:</text:span><text:bookmark text:name="LPlnk839963"/><text:span text:style-name="T1"> </text:span><text:a xlink:type="simple" xlink:href="https://arxiv.org/pdf/1909.02297.pdf" text:style-name="Internet_20_link" text:visited-style-name="Visited_20_Internet_20_Link"><text:span text:style-name="T1">https://arxiv.org/pdf/1909.02297.pdf</text:span></text:a></text:p>
            </text:list-item>
            <text:list-item>
              <text:p text:style-name="P1"><text:span text:style-name="T7">Nadine: </text:span><text:span text:style-name="T6">Synergy - downward causation - upward causation = causal decoupling, which this makes sense w. r. t. the lattice - but why is it then Synergy = downward causation + causal decoupling in eq. (7) in the causal emergence paper?</text:span></text:p>
              <text:list>
                <text:list-item>
                  <text:p text:style-name="P2"><text:span text:style-name="T6">Total synergy = <text:s/>downward causation + upward causation + causal decoupling</text:span></text:p>
                  <text:p text:style-name="P2"><text:span text:style-name="T6">synergy (in the sense of emergence capacity) = downward causation + causal decoupling</text:span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2:34:01.476424531</meta:creation-date>
    <dc:date>2021-06-28T12:51:43.603236559</dc:date>
    <meta:editing-duration>PT7M31S</meta:editing-duration>
    <meta:editing-cycles>1</meta:editing-cycles>
    <meta:document-statistic meta:table-count="0" meta:image-count="0" meta:object-count="0" meta:page-count="1" meta:paragraph-count="6" meta:word-count="162" meta:character-count="957" meta:non-whitespace-character-count="807"/>
    <meta:generator>LibreOffice/6.4.7.2$Linux_X86_64 LibreOffice_project/40$Build-2</meta:generator>
  </office:meta>
</office:document-meta>
</file>